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459cm" fo:margin-left="-0.217cm" table:align="left" style:writing-mode="lr-tb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2.064cm"/>
    </style:style>
    <style:style style:name="Tableau1.C" style:family="table-column">
      <style:table-column-properties style:column-width="8.738cm"/>
    </style:style>
    <style:style style:name="Tableau1.D" style:family="table-column">
      <style:table-column-properties style:column-width="2.84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style:border-line-width-bottom="0.053cm 0.053cm 0.053cm" fo:padding-left="0.191cm" fo:padding-right="0.191cm" fo:padding-top="0cm" fo:padding-bottom="0cm" fo:border-left="1.5pt solid #000000" fo:border-right="none" fo:border-top="1.5pt solid #000000" fo:border-bottom="4.5pt double #000000" style:writing-mode="lr-tb"/>
    </style:style>
    <style:style style:name="Tableau1.B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none" fo:border-top="1.5pt solid #000000" fo:border-bottom="4.5pt double #000000" style:writing-mode="lr-tb"/>
    </style:style>
    <style:style style:name="Tableau1.D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au1.D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5" style:family="paragraph" style:parent-style-name="Standard">
      <style:paragraph-properties fo:margin-top="0.071cm" fo:margin-bottom="0.071cm" loext:contextual-spacing="false"/>
      <style:text-properties fo:font-weight="bold" style:font-weight-asian="bold"/>
    </style:style>
    <style:style style:name="P6" style:family="paragraph" style:parent-style-name="Standard">
      <style:paragraph-properties fo:margin-top="0.071cm" fo:margin-bottom="0.071cm" loext:contextual-spacing="false" style:snap-to-layout-grid="false"/>
      <style:text-properties fo:font-weight="bold" style:font-weight-asian="bold"/>
    </style:style>
    <style:style style:name="P7" style:family="paragraph" style:parent-style-name="Standard">
      <style:paragraph-properties fo:margin-top="0.071cm" fo:margin-bottom="0.071cm" loext:contextual-spacing="false" style:snap-to-layout-grid="false"/>
    </style:style>
    <style:style style:name="P8" style:family="paragraph" style:parent-style-name="Heading">
      <style:paragraph-properties fo:margin-top="0cm" fo:margin-bottom="0.706cm" loext:contextual-spacing="false"/>
      <style:text-properties fo:font-size="20pt" style:font-size-asian="20pt"/>
    </style:style>
    <style:style style:name="P9" style:family="paragraph" style:parent-style-name="Heading_20_1" style:master-page-name="Conversion_20_2">
      <style:paragraph-properties style:page-number="1"/>
    </style:style>
    <style:style style:name="P10" style:family="paragraph" style:parent-style-name="TOCEntry" style:master-page-name="Conversion_20_1">
      <style:paragraph-properties style:page-number="auto"/>
    </style:style>
    <style:style style:name="P11" style:family="paragraph" style:parent-style-name="line" style:master-page-name="Standard">
      <style:paragraph-properties style:page-number="1"/>
    </style:style>
    <style:style style:name="T1" style:family="text">
      <style:text-properties fo:font-size="12pt"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Heading">Software Requirements Specification</text:p>
      <text:p text:style-name="P8">for</text:p>
      <text:p text:style-name="Heading">&lt;Project&gt;</text:p>
      <text:p text:style-name="ByLine">Version 1.0 approved</text:p>
      <text:p text:style-name="ByLine">Prepared by &lt;author&gt;</text:p>
      <text:p text:style-name="ByLine">&lt;organization&gt;</text:p>
      <text:p text:style-name="ByLine">&lt;date created&gt;</text:p>
      <text:p text:style-name="P10"><text:bookmark-start text:name="__RefHeading___Toc441230970"/>Table of Contents<text:bookmark-end text:name="__RefHeading___Toc441230970"/></text:p>
      <text:table-of-content text:style-name="Sect1" text:name="Table des matière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Text_20_body"/>
        </text:index-body>
      </text:table-of-content>
      <text:p text:style-name="P4"/>
      <text:p text:style-name="P4"/>
      <text:p text:style-name="TOCEntry"><text:bookmark-start text:name="__RefHeading___Toc441230971"/>Revision History<text:bookmark-end text:name="__RefHeading___Toc44123097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Date</text:p>
          </table:table-cell>
          <table:table-cell table:style-name="Tableau1.B1" office:value-type="string">
            <text:p text:style-name="P5">Reason For Changes</text:p>
          </table:table-cell>
          <table:table-cell table:style-name="Tableau1.D1" office:value-type="string">
            <text:p text:style-name="P5">Version</text:p>
          </table:table-cell>
        </table:table-row>
        <table:table-row table:style-name="Tableau1.1"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D2" office:value-type="string">
            <text:p text:style-name="P7"/>
          </table:table-cell>
        </table:table-row>
        <table:table-row table:style-name="Tableau1.1"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7"/>
          </table:table-cell>
          <table:table-cell table:style-name="Tableau1.B3" office:value-type="string">
            <text:p text:style-name="P7"/>
          </table:table-cell>
          <table:table-cell table:style-name="Tableau1.D3" office:value-type="string">
            <text:p text:style-name="P7"/>
          </table:table-cell>
        </table:table-row>
      </table:table>
      <text:p text:style-name="P3"/>
      <text:p text:style-name="P3"/>
      <text:h text:style-name="P9" text:outline-level="1">Specific Requirements</text:h>
      <text:h text:style-name="Heading_20_2" text:outline-level="2">External Interface Requirements</text:h>
      <text:h text:style-name="Heading_20_3" text:outline-level="3">User Interfaces</text:h>
      <text:h text:style-name="Heading_20_4" text:outline-level="4">UserInterfaceRequirement1</text:h>
      <text:p text:style-name="Standard">A nice text description for a requirement.</text:p>
      <text:h text:style-name="Heading_20_4" text:outline-level="4">UserInterfaceRequirement2</text:h>
      <text:p text:style-name="Standard">A nice text description for a requirement.</text:p>
      <text:h text:style-name="Heading_20_4" text:outline-level="4">UserInterfaceRequirement3</text:h>
      <text:p text:style-name="Standard">A nice text description for a requirement.</text:p>
      <text:h text:style-name="Heading_20_4" text:outline-level="4">UserInterfaceRequirement4</text:h>
      <text:p text:style-name="Standard">A nice text description for a requirement.</text:p>
      <text:h text:style-name="Heading_20_4" text:outline-level="4">UserInterfaceRequirement5</text:h>
      <text:p text:style-name="Standard">A nice text description for a requirement.</text:p>
      <text:h text:style-name="Heading_20_3" text:outline-level="3">Hardwares Interfaces</text:h>
      <text:h text:style-name="Heading_20_4" text:outline-level="4">HWInterfaceRequirement1</text:h>
      <text:p text:style-name="Standard">A nice text description for a requirement.</text:p>
      <text:h text:style-name="Heading_20_4" text:outline-level="4">HWInterfaceRequirement2</text:h>
      <text:p text:style-name="Standard">A nice text description for a requirement.</text:p>
      <text:h text:style-name="Heading_20_4" text:outline-level="4">HWInterfaceRequirement3</text:h>
      <text:p text:style-name="Standard">A nice text description for a requirement.</text:p>
      <text:h text:style-name="Heading_20_4" text:outline-level="4">HWInterfaceRequirement4</text:h>
      <text:p text:style-name="Standard">A nice text description for a requirement.</text:p>
      <text:h text:style-name="Heading_20_4" text:outline-level="4">HWInterfaceRequirement5</text:h>
      <text:p text:style-name="Standard">A nice text description for a requirement.</text:p>
      <text:h text:style-name="Heading_20_3" text:outline-level="3">Software Interfaces</text:h>
      <text:h text:style-name="Heading_20_4" text:outline-level="4">SWInterfaceRequirement1</text:h>
      <text:p text:style-name="Standard">A nice text description for a requirement.</text:p>
      <text:h text:style-name="Heading_20_4" text:outline-level="4"><text:soft-page-break/>SWInterfaceRequirement2</text:h>
      <text:p text:style-name="Standard">A nice text description for a requirement.</text:p>
      <text:h text:style-name="Heading_20_4" text:outline-level="4">SWInterfaceRequirement3</text:h>
      <text:p text:style-name="Standard">A nice text description for a requirement.</text:p>
      <text:h text:style-name="Heading_20_4" text:outline-level="4">SWInterfaceRequirement4</text:h>
      <text:p text:style-name="Standard">A nice text description for a requirement.</text:p>
      <text:h text:style-name="Heading_20_4" text:outline-level="4">SWInterfaceRequirement5</text:h>
      <text:p text:style-name="Standard">A nice text description for a requirement.</text:p>
      <text:h text:style-name="Heading_20_3" text:outline-level="3">Communication Interfaces</text:h>
      <text:h text:style-name="Heading_20_4" text:outline-level="4">CommunicationInterfaceRequirements1</text:h>
      <text:p text:style-name="Standard">A nice text description for a requirement.</text:p>
      <text:h text:style-name="Heading_20_4" text:outline-level="4">CommunicationInterfaceRequirements2</text:h>
      <text:p text:style-name="Standard">A nice text description for a requirement.</text:p>
      <text:h text:style-name="Heading_20_4" text:outline-level="4">CommunicationInterfaceRequirements3</text:h>
      <text:p text:style-name="Standard">A nice text description for a requirement.</text:p>
      <text:h text:style-name="Heading_20_4" text:outline-level="4">CommunicationInterfaceRequirements4</text:h>
      <text:p text:style-name="Standard">A nice text description for a requirement.</text:p>
      <text:h text:style-name="Heading_20_4" text:outline-level="4">CommunicationInterfaceRequirements5</text:h>
      <text:p text:style-name="Standard">A nice text description for a requirement.</text:p>
      <text:h text:style-name="Heading_20_2" text:outline-level="2">Functional Requirements</text:h>
      <text:h text:style-name="Heading_20_3" text:outline-level="3">Mode 1</text:h>
      <text:h text:style-name="Heading_20_4" text:outline-level="4">FunctionalRequirements_Mode2_1</text:h>
      <text:p text:style-name="Standard">A nice text description for a requirement.</text:p>
      <text:h text:style-name="Heading_20_4" text:outline-level="4">FunctionalRequirements_Mode2_2</text:h>
      <text:p text:style-name="Standard">A nice text description for a requirement.</text:p>
      <text:h text:style-name="Heading_20_4" text:outline-level="4">FunctionalRequirements_Mode2_3</text:h>
      <text:p text:style-name="Standard">A nice text description for a requirement.</text:p>
      <text:h text:style-name="Heading_20_4" text:outline-level="4">FunctionalRequirements_Mode2_4</text:h>
      <text:p text:style-name="Standard">A nice text description for a requirement.</text:p>
      <text:h text:style-name="Heading_20_4" text:outline-level="4">FunctionalRequirements_Mode2_5</text:h>
      <text:p text:style-name="Standard">A nice text description for a requirement.</text:p>
      <text:h text:style-name="Heading_20_3" text:outline-level="3"><text:soft-page-break/>Mode 2</text:h>
      <text:h text:style-name="Heading_20_4" text:outline-level="4">FunctionalRequirements_Mode1_1</text:h>
      <text:p text:style-name="Standard">A nice text description for a requirement.</text:p>
      <text:h text:style-name="Heading_20_4" text:outline-level="4">FunctionalRequirements_Mode1_2</text:h>
      <text:p text:style-name="Standard">A nice text description for a requirement.</text:p>
      <text:h text:style-name="Heading_20_4" text:outline-level="4">FunctionalRequirements_Mode1_3</text:h>
      <text:p text:style-name="Standard">A nice text description for a requirement.</text:p>
      <text:h text:style-name="Heading_20_4" text:outline-level="4">FunctionalRequirements_Mode1_4</text:h>
      <text:p text:style-name="Standard">A nice text description for a requirement.</text:p>
      <text:h text:style-name="Heading_20_4" text:outline-level="4">FunctionalRequirements_Mode1_5</text:h>
      <text:p text:style-name="Standard">A nice text description for a requirement.</text:p>
      <text:h text:style-name="Heading_20_3" text:outline-level="3">Mode 3</text:h>
      <text:h text:style-name="Heading_20_4" text:outline-level="4">FunctionalRequirements_Mode3_1</text:h>
      <text:p text:style-name="Standard">A nice text description for a requirement.</text:p>
      <text:h text:style-name="Heading_20_4" text:outline-level="4">FunctionalRequirements_Mode3_2</text:h>
      <text:p text:style-name="Standard">A nice text description for a requirement.</text:p>
      <text:h text:style-name="Heading_20_4" text:outline-level="4">FunctionalRequirements_Mode3_3</text:h>
      <text:p text:style-name="Standard">A nice text description for a requirement.</text:p>
      <text:h text:style-name="Heading_20_4" text:outline-level="4">FunctionalRequirements_Mode3_4</text:h>
      <text:p text:style-name="Standard">A nice text description for a requirement.</text:p>
      <text:h text:style-name="Heading_20_4" text:outline-level="4">FunctionalRequirements_Mode3_5</text:h>
      <text:p text:style-name="Standard">A nice text description for a requirement.</text:p>
      <text:h text:style-name="Heading_20_2" text:outline-level="2">Performance Requirements</text:h>
      <text:h text:style-name="Heading_20_3" text:outline-level="3">PerformanceRequirements1</text:h>
      <text:p text:style-name="Standard">A nice text description for a requirement.</text:p>
      <text:h text:style-name="Heading_20_3" text:outline-level="3">PerformanceRequirements2</text:h>
      <text:p text:style-name="Standard">A nice text description for a requirement.</text:p>
      <text:h text:style-name="Heading_20_3" text:outline-level="3">PerformanceRequirements3</text:h>
      <text:p text:style-name="Standard">A nice text description for a requirement.</text:p>
      <text:h text:style-name="Heading_20_3" text:outline-level="3"><text:soft-page-break/>PerformanceRequirements4</text:h>
      <text:p text:style-name="Standard">A nice text description for a requirement.</text:p>
      <text:h text:style-name="Heading_20_3" text:outline-level="3">PerformanceRequirements5</text:h>
      <text:p text:style-name="Standard">A nice text description for a requirement.</text:p>
      <text:h text:style-name="Heading_20_2" text:outline-level="2">Design Constraints</text:h>
      <text:h text:style-name="Heading_20_3" text:outline-level="3">DesignConstraints1</text:h>
      <text:p text:style-name="Standard">A nice text description for a requirement.</text:p>
      <text:h text:style-name="Heading_20_3" text:outline-level="3">DesignConstraints2</text:h>
      <text:p text:style-name="Standard">A nice text description for a requirement.</text:p>
      <text:h text:style-name="Heading_20_3" text:outline-level="3">DesignConstraints3</text:h>
      <text:p text:style-name="Standard">A nice text description for a requirement.</text:p>
      <text:h text:style-name="Heading_20_3" text:outline-level="3">DesignConstraints4</text:h>
      <text:p text:style-name="Standard">A nice text description for a requirement.</text:p>
      <text:h text:style-name="Heading_20_3" text:outline-level="3">DesignConstraints5</text:h>
      <text:p text:style-name="Standard">A nice text description for a requirement.</text:p>
      <text:h text:style-name="Heading_20_2" text:outline-level="2">Software System Attributes</text:h>
      <text:h text:style-name="Heading_20_3" text:outline-level="3">SoftwareSystemeAttributeRequirements1</text:h>
      <text:p text:style-name="Standard">A nice text description for a requirement.</text:p>
      <text:h text:style-name="Heading_20_3" text:outline-level="3">SoftwareSystemeAttributeRequirements2</text:h>
      <text:p text:style-name="Standard">A nice text description for a requirement.</text:p>
      <text:h text:style-name="Heading_20_3" text:outline-level="3">SoftwareSystemeAttributeRequirements3</text:h>
      <text:p text:style-name="Standard">A nice text description for a requirement.</text:p>
      <text:h text:style-name="Heading_20_3" text:outline-level="3">SoftwareSystemeAttributeRequirements4</text:h>
      <text:p text:style-name="Standard">A nice text description for a requirement.</text:p>
      <text:h text:style-name="Heading_20_3" text:outline-level="3">SoftwareSystemeAttributeRequirements5</text:h>
      <text:p text:style-name="Standard"><text:soft-page-break/>A nice text description for a requirement.</text:p>
      <text:h text:style-name="Heading_20_2" text:outline-level="2">Other Requirements</text:h>
      <text:h text:style-name="Heading_20_3" text:outline-level="3">OthersRequirements1</text:h>
      <text:p text:style-name="Standard">A nice text description for a requirement.</text:p>
      <text:h text:style-name="Heading_20_3" text:outline-level="3">OthersRequirements2</text:h>
      <text:p text:style-name="Standard">A nice text description for a requirement.</text:p>
      <text:h text:style-name="Heading_20_3" text:outline-level="3">OthersRequirements3</text:h>
      <text:p text:style-name="Standard">A nice text description for a requirement.</text:p>
      <text:h text:style-name="Heading_20_3" text:outline-level="3">OthersRequirements4</text:h>
      <text:p text:style-name="Standard">A nice text description for a requirement.</text:p>
      <text:h text:style-name="Heading_20_3" text:outline-level="3">OthersRequirements5</text:h>
      <text:p text:style-name="Standard">A nice text description for a require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none" fo:country="none" style:font-size-asian="11pt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MT1" style:family="text">
      <style:text-properties fo:font-size="12pt" style:font-size-asian="12pt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1999 by Karl E. Wiegers. Permission is granted to use, modify, and distribute this document.</text:p>
      </style:footer>
    </style:master-page>
    <style:master-page style:name="Conversion_20_1" style:display-name="Conversion 1" style:page-layout-name="Mpm2">
      <style:header>
        <text:p text:style-name="Header">Software<text:span text:style-name="MT1"> </text:span>Requirements Specification for &lt;Project&gt;<text:tab/><text:tab/>Page <text:page-number text:select-page="current">ii</text:page-number></text:p>
      </style:header>
      <style:footer>
        <text:p text:style-name="Footer"/>
      </style:footer>
    </style:master-page>
    <style:master-page style:name="Conversion_20_2" style:display-name="Conversion 2" style:page-layout-name="Mpm3">
      <style:header>
        <text:p text:style-name="MP2">Software<text:span text:style-name="MT1"> </text:span>Requirements Specification for &lt;Project&gt;<text:tab/><text:tab/>Page <text:page-number text:select-page="current">5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creation-date>2019-01-27T21:53:48.527000000</meta:creation-date>
    <meta:editing-cycles>2</meta:editing-cycles>
    <meta:editing-duration>PT19S</meta:editing-duration>
    <meta:generator>LibreOffice/6.0.2.1$Windows_X86_64 LibreOffice_project/f7f06a8f319e4b62f9bc5095aa112a65d2f3ac89</meta:generator>
    <dc:date>2019-01-27T21:54:07.103000000</dc:date>
    <meta:document-statistic meta:table-count="1" meta:image-count="0" meta:object-count="0" meta:page-count="7" meta:paragraph-count="140" meta:word-count="595" meta:character-count="4837" meta:non-whitespace-character-count="4449"/>
  </office:meta>
</office:document-meta>
</file>